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0.9992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estresults" table:style-name="ta1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1"/>
        <table:table-column table:style-name="co10" table:number-columns-repeated="2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32" calcext:value-type="float">
            <text:p>0,285320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2"/>
          <table:table-cell table:style-name="ce2" office:value-type="float" office:value="-0.0343165" calcext:value-type="float">
            <text:p>-0,03</text:p>
          </table:table-cell>
          <table:table-cell/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table:style-name="ce1" office:value-type="float" office:value="-5.02285505" calcext:value-type="float">
            <text:p>-5,022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 office:value-type="float" office:value="-0.0361274" calcext:value-type="float">
            <text:p>-0,04</text:p>
          </table:table-cell>
          <table:table-cell/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table:style-name="ce1"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 office:value-type="float" office:value="-0.034048767" calcext:value-type="float">
            <text:p>-0,03</text:p>
          </table:table-cell>
          <table:table-cell/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table:style-name="ce1"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 office:value-type="float" office:value="-0.034077959" calcext:value-type="float">
            <text:p>-0,03</text:p>
          </table:table-cell>
          <table:table-cell/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table:style-name="ce1"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 office:value-type="float" office:value="-0.034077959" calcext:value-type="float">
            <text:p>-0,03</text:p>
          </table:table-cell>
          <table:table-cell/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table:style-name="ce1"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3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 office:value-type="float" office:value="-0.034058" calcext:value-type="float">
            <text:p>-0,03</text:p>
          </table:table-cell>
          <table:table-cell/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table:style-name="ce1"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tcDeriv+cidslicing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 office:value-type="float" office:value="-0.034048233131" calcext:value-type="float">
            <text:p>-0,03</text:p>
          </table:table-cell>
          <table:table-cell/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table:style-name="ce1"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 office:value-type="float" office:value="-0.034151938" calcext:value-type="float">
            <text:p>-0,03</text:p>
          </table:table-cell>
          <table:table-cell/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table:style-name="ce1"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slicing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 office:value-type="float" office:value="-0.0339423384" calcext:value-type="float">
            <text:p>-0,03</text:p>
          </table:table-cell>
          <table:table-cell/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table:style-name="ce1"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table:style-name="ce1"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/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table:style-name="ce1"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 office:value-type="float" office:value="0.545445565759575" calcext:value-type="float">
            <text:p>0,55</text:p>
          </table:table-cell>
          <table:table-cell/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table:style-name="ce1"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 table:number-rows-repeated="104850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11:17:27.656518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3-12T14:43:49.495224770</dc:date>
    <meta:editing-duration>P11DT4H20M39S</meta:editing-duration>
    <meta:editing-cycles>74</meta:editing-cycles>
    <meta:generator>LibreOffice/4.2.8.2$Linux_X86_64 LibreOffice_project/420m0$Build-2</meta:generator>
    <meta:document-statistic meta:table-count="2" meta:cell-count="1351" meta:object-count="0"/>
  </office:meta>
</office:document-meta>
</file>